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BytecodeGenerator.clearAllCach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lineBytecodeGenerator.checkSupportedCombination( boolean subclassingRequired , MockFeatures &lt; T &gt; featu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lineBytecodeGenerator.mockClassConstruction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codeGenerator.mockClass( MockFeatures &lt; T &gt; 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lineBytecodeGenerator.assureCanReadMockito( Set &lt; Class &lt; ? &gt; &gt; typ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arameterWritingVisitorWrapper.wrap( TypeDescription instrumentedType , ClassVisitor classVisitor , Implementation . Context implementationContext , TypePool typePool , FieldList &lt; FieldDescription . InDefinedShape &gt; fields , MethodList &lt; ? &gt; methods , int writerFlags , int reader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AddingClassVisitor.ParameterAddingClassVisitor( ClassVisitor cv , TypeDescription type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WritingVisitorWrapper.ParameterWritingVisitorWrapper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codeGenerator.mockClassStatic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ParameterStrippingMethodVisitor.MethodParameterStrippingMethodVisitor( MethodVisitor m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codeGenerator.InlineBytecodeGenerator( Instrumentation instrumentation , WeakConcurrentMap &lt; Object , MockMethodInterceptor &gt; mocks , DetachedThreadLocal &lt; Map &lt; Class &lt; ? &gt; , MockMethodInterceptor &gt; &gt; mockedStatics , Predicate &lt; Class &lt; ? &gt; &gt; isMockConstruction , ConstructionCallback onConstru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ParameterAddingClassVisitor.visitMethod( int access , String name , String desc , String signature , String [ ] exce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lineBytecodeGenerator.addInterfaces( Set &lt; Class &lt; ? &gt; &gt; types , Class &lt; ? &gt; [ ] interfa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lineBytecodeGenerator.prelo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BytecodeGenerator.assureInitialization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lineBytecodeGenerator.transform( ClassLoader loader , String className , Class &lt; ? &gt; classBeingRedefined , ProtectionDomain protectionDomain , byte [ ] classfile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lineBytecodeGenerator.triggerRetransformation( Set &lt; Class &lt; ? &gt; &gt; types , boolean fla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">
            <text:p text:style-name="Table_20_Contents">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MethodParameterStrippingMethodVisitor.visitParameter( String name ,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